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5.666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5.666cm" style:rel-column-width="21845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fo:font-size="14pt" officeooo:rsid="000db896" officeooo:paragraph-rsid="000db896" style:font-size-asian="14pt" style:font-size-complex="14pt"/>
    </style:style>
    <style:style style:name="P2" style:family="paragraph" style:parent-style-name="Standard">
      <style:text-properties style:font-name="Times New Roman" fo:font-size="14pt" officeooo:paragraph-rsid="000db896" style:font-size-asian="14pt" style:font-size-complex="14pt"/>
    </style:style>
    <style:style style:name="P3" style:family="paragraph" style:parent-style-name="Standard">
      <style:text-properties style:font-name="Times New Roman" fo:font-size="14pt" officeooo:rsid="000ea106" officeooo:paragraph-rsid="000ea106" style:font-size-asian="14pt" style:font-size-complex="14pt"/>
    </style:style>
    <style:style style:name="P4" style:family="paragraph" style:parent-style-name="Standard">
      <style:text-properties style:font-name="Times New Roman" fo:font-size="14pt" officeooo:paragraph-rsid="000ea106" style:font-size-asian="14pt" style:font-size-complex="14pt"/>
    </style:style>
    <style:style style:name="P5" style:family="paragraph" style:parent-style-name="Standard">
      <style:text-properties style:font-name="Times New Roman" fo:font-size="14pt" officeooo:rsid="0010678f" officeooo:paragraph-rsid="000ea106" style:font-size-asian="14pt" style:font-size-complex="14pt"/>
    </style:style>
    <style:style style:name="P6" style:family="paragraph" style:parent-style-name="Standard">
      <style:text-properties style:font-name="Times New Roman" fo:font-size="14pt" officeooo:rsid="001101b0" officeooo:paragraph-rsid="001101b0" style:font-size-asian="14pt" style:font-size-complex="14pt"/>
    </style:style>
    <style:style style:name="P7" style:family="paragraph" style:parent-style-name="Standard">
      <style:text-properties style:font-name="Times New Roman" fo:font-size="14pt" officeooo:rsid="001101b0" officeooo:paragraph-rsid="0019c552" style:font-size-asian="14pt" style:font-size-complex="14pt"/>
    </style:style>
    <style:style style:name="P8" style:family="paragraph" style:parent-style-name="Standard">
      <style:text-properties style:font-name="Times New Roman" fo:font-size="14pt" officeooo:rsid="001101b0" officeooo:paragraph-rsid="0029e9c9" style:font-size-asian="14pt" style:font-size-complex="14pt"/>
    </style:style>
    <style:style style:name="P9" style:family="paragraph" style:parent-style-name="Standard">
      <style:text-properties style:font-name="Times New Roman" fo:font-size="14pt" officeooo:paragraph-rsid="001101b0" style:font-size-asian="14pt" style:font-size-complex="14pt"/>
    </style:style>
    <style:style style:name="P10" style:family="paragraph" style:parent-style-name="Standard">
      <style:text-properties style:font-name="Times New Roman" fo:font-size="14pt" officeooo:rsid="00180274" officeooo:paragraph-rsid="001101b0" style:font-size-asian="14pt" style:font-size-complex="14pt"/>
    </style:style>
    <style:style style:name="P11" style:family="paragraph" style:parent-style-name="Standard">
      <style:text-properties style:font-name="Times New Roman" fo:font-size="14pt" officeooo:rsid="00180274" officeooo:paragraph-rsid="00180274" style:font-size-asian="14pt" style:font-size-complex="14pt"/>
    </style:style>
    <style:style style:name="P12" style:family="paragraph" style:parent-style-name="Standard">
      <style:text-properties style:font-name="Times New Roman" fo:font-size="14pt" officeooo:rsid="0019c552" officeooo:paragraph-rsid="0019c552" style:font-size-asian="14pt" style:font-size-complex="14pt"/>
    </style:style>
    <style:style style:name="P13" style:family="paragraph" style:parent-style-name="Standard">
      <style:text-properties style:font-name="Times New Roman" fo:font-size="14pt" officeooo:rsid="001d3ea4" officeooo:paragraph-rsid="001d3ea4" style:font-size-asian="14pt" style:font-size-complex="14pt"/>
    </style:style>
    <style:style style:name="P14" style:family="paragraph" style:parent-style-name="Standard">
      <style:text-properties style:font-name="Times New Roman" fo:font-size="14pt" officeooo:rsid="001afdcf" officeooo:paragraph-rsid="001afdcf" style:font-size-asian="14pt" style:font-size-complex="14pt"/>
    </style:style>
    <style:style style:name="P15" style:family="paragraph" style:parent-style-name="Standard">
      <style:text-properties style:font-name="Times New Roman" fo:font-size="14pt" officeooo:rsid="001c8cb1" officeooo:paragraph-rsid="001c8cb1" style:font-size-asian="14pt" style:font-size-complex="14pt"/>
    </style:style>
    <style:style style:name="P16" style:family="paragraph" style:parent-style-name="Standard">
      <style:text-properties style:font-name="Times New Roman" fo:font-size="14pt" officeooo:rsid="00201057" officeooo:paragraph-rsid="00201057" style:font-size-asian="14pt" style:font-size-complex="14pt"/>
    </style:style>
    <style:style style:name="P17" style:family="paragraph" style:parent-style-name="Standard">
      <style:text-properties style:font-name="Times New Roman" fo:font-size="14pt" officeooo:rsid="002334c9" officeooo:paragraph-rsid="002334c9" style:font-size-asian="14pt" style:font-size-complex="14pt"/>
    </style:style>
    <style:style style:name="P18" style:family="paragraph" style:parent-style-name="Standard">
      <style:text-properties style:font-name="Times New Roman" fo:font-size="14pt" officeooo:rsid="002511ea" officeooo:paragraph-rsid="002511ea" style:font-size-asian="14pt" style:font-size-complex="14pt"/>
    </style:style>
    <style:style style:name="P19" style:family="paragraph" style:parent-style-name="Standard">
      <style:text-properties style:font-name="Times New Roman" fo:font-size="14pt" officeooo:rsid="0026e92a" officeooo:paragraph-rsid="0026e92a" style:font-size-asian="14pt" style:font-size-complex="14pt"/>
    </style:style>
    <style:style style:name="P20" style:family="paragraph" style:parent-style-name="Standard">
      <style:text-properties style:font-name="Times New Roman" fo:font-size="14pt" officeooo:rsid="0029e9c9" officeooo:paragraph-rsid="0029e9c9" style:font-size-asian="14pt" style:font-size-complex="14pt"/>
    </style:style>
    <style:style style:name="P21" style:family="paragraph" style:parent-style-name="Standard">
      <style:text-properties style:font-name="Times New Roman" fo:font-size="14pt" officeooo:rsid="002c196a" officeooo:paragraph-rsid="002c196a" style:font-size-asian="14pt" style:font-size-complex="14pt"/>
    </style:style>
    <style:style style:name="P22" style:family="paragraph" style:parent-style-name="Standard">
      <style:text-properties style:font-name="Times New Roman" fo:font-size="14pt" officeooo:rsid="002e0023" officeooo:paragraph-rsid="002e0023" style:font-size-asian="14pt" style:font-size-complex="14pt"/>
    </style:style>
    <style:style style:name="P23" style:family="paragraph" style:parent-style-name="Standard">
      <style:text-properties style:font-name="Times New Roman" fo:font-size="14pt" fo:font-weight="normal" officeooo:paragraph-rsid="000db896" style:font-size-asian="14pt" style:font-weight-asian="normal" style:font-size-complex="14pt" style:font-weight-complex="normal"/>
    </style:style>
    <style:style style:name="P24" style:family="paragraph" style:parent-style-name="Standard">
      <style:text-properties style:font-name="Times New Roman" fo:font-size="14pt" style:text-underline-style="solid" style:text-underline-width="auto" style:text-underline-color="font-color" officeooo:rsid="000db896" officeooo:paragraph-rsid="000db896" style:font-size-asian="14pt" style:font-size-complex="14pt"/>
    </style:style>
    <style:style style:name="P25" style:family="paragraph" style:parent-style-name="Standard">
      <style:text-properties style:font-name="Times New Roman" fo:font-size="14pt" style:text-underline-style="solid" style:text-underline-width="auto" style:text-underline-color="font-color" fo:font-weight="normal" officeooo:rsid="002e57fc" officeooo:paragraph-rsid="002e57fc" style:font-size-asian="12.25pt" style:font-weight-asian="normal" style:font-size-complex="14pt" style:font-weight-complex="normal"/>
    </style:style>
    <style:style style:name="P26" style:family="paragraph" style:parent-style-name="Standard">
      <style:text-properties style:font-name="Times New Roman" fo:font-size="14pt" style:text-underline-style="solid" style:text-underline-width="auto" style:text-underline-color="font-color" fo:font-weight="normal" officeooo:rsid="002ed72c" officeooo:paragraph-rsid="002ed72c" style:font-size-asian="12.25pt" style:font-weight-asian="normal" style:font-size-complex="14pt" style:font-weight-complex="normal"/>
    </style:style>
    <style:style style:name="P27" style:family="paragraph" style:parent-style-name="Standard">
      <style:text-properties style:font-name="Times New Roman" fo:font-size="14pt" style:text-underline-style="none" fo:font-weight="normal" officeooo:rsid="002ed72c" officeooo:paragraph-rsid="002ed72c" style:font-size-asian="12.25pt" style:font-weight-asian="normal" style:font-size-complex="14pt" style:font-weight-complex="normal"/>
    </style:style>
    <style:style style:name="P28" style:family="paragraph" style:parent-style-name="Standard">
      <style:text-properties style:font-name="Times New Roman" fo:font-size="14pt" style:text-underline-style="none" fo:font-weight="normal" officeooo:rsid="002ed72c" officeooo:paragraph-rsid="002f7d77" style:font-size-asian="12.25pt" style:font-weight-asian="normal" style:font-size-complex="14pt" style:font-weight-complex="normal"/>
    </style:style>
    <style:style style:name="P29" style:family="paragraph" style:parent-style-name="Standard">
      <style:text-properties style:font-name="Times New Roman" fo:font-size="14pt" style:text-underline-style="none" fo:font-weight="normal" officeooo:rsid="002ed72c" officeooo:paragraph-rsid="00301044" style:font-size-asian="12.25pt" style:font-weight-asian="normal" style:font-size-complex="14pt" style:font-weight-complex="normal"/>
    </style:style>
    <style:style style:name="P30" style:family="paragraph" style:parent-style-name="Standard">
      <style:text-properties style:font-name="Times New Roman" fo:font-size="14pt" style:text-underline-style="none" fo:font-weight="normal" officeooo:rsid="002ed72c" officeooo:paragraph-rsid="0032d501" style:font-size-asian="12.25pt" style:font-weight-asian="normal" style:font-size-complex="14pt" style:font-weight-complex="normal"/>
    </style:style>
    <style:style style:name="P31" style:family="paragraph" style:parent-style-name="Standard">
      <style:text-properties style:font-name="Times New Roman" fo:font-size="14pt" style:text-underline-style="none" fo:font-weight="normal" officeooo:rsid="00301044" officeooo:paragraph-rsid="002f7d77" style:font-size-asian="12.25pt" style:font-weight-asian="normal" style:font-size-complex="14pt" style:font-weight-complex="normal"/>
    </style:style>
    <style:style style:name="P32" style:family="paragraph" style:parent-style-name="Standard">
      <style:text-properties style:font-name="Times New Roman" fo:font-size="14pt" style:text-underline-style="none" fo:font-weight="normal" officeooo:rsid="00301044" officeooo:paragraph-rsid="00301044" style:font-size-asian="12.25pt" style:font-weight-asian="normal" style:font-size-complex="14pt" style:font-weight-complex="normal"/>
    </style:style>
    <style:style style:name="P33" style:family="paragraph" style:parent-style-name="Standard">
      <style:text-properties style:font-name="Times New Roman" fo:font-size="14pt" style:text-underline-style="none" fo:font-weight="normal" officeooo:rsid="0032d501" officeooo:paragraph-rsid="0032d501" style:font-size-asian="12.25pt" style:font-weight-asian="normal" style:font-size-complex="14pt" style:font-weight-complex="normal"/>
    </style:style>
    <style:style style:name="P34" style:family="paragraph" style:parent-style-name="Standard">
      <style:text-properties style:font-name="Times New Roman" fo:font-size="14pt" style:text-underline-style="none" fo:font-weight="normal" officeooo:rsid="00334360" officeooo:paragraph-rsid="00334360" style:font-size-asian="12.25pt" style:font-weight-asian="normal" style:font-size-complex="14pt" style:font-weight-complex="normal"/>
    </style:style>
    <style:style style:name="P35" style:family="paragraph" style:parent-style-name="Standard">
      <style:text-properties style:font-name="Times New Roman" fo:font-size="14pt" style:text-underline-style="none" fo:font-weight="normal" officeooo:rsid="00344001" officeooo:paragraph-rsid="00344001" style:font-size-asian="12.25pt" style:font-weight-asian="normal" style:font-size-complex="14pt" style:font-weight-complex="normal"/>
    </style:style>
    <style:style style:name="P36" style:family="paragraph" style:parent-style-name="Standard">
      <style:text-properties style:font-name="Times New Roman" fo:font-size="14pt" style:text-underline-style="none" fo:font-weight="normal" officeooo:rsid="00355b75" officeooo:paragraph-rsid="00355b75" style:font-size-asian="12.25pt" style:font-weight-asian="normal" style:font-size-complex="14pt" style:font-weight-complex="normal"/>
    </style:style>
    <style:style style:name="P37" style:family="paragraph" style:parent-style-name="Standard">
      <style:text-properties style:font-name="Times New Roman" fo:font-size="14pt" style:text-underline-style="none" fo:font-weight="normal" officeooo:rsid="0036710d" officeooo:paragraph-rsid="0036710d" style:font-size-asian="12.25pt" style:font-weight-asian="normal" style:font-size-complex="14pt" style:font-weight-complex="normal"/>
    </style:style>
    <style:style style:name="P38" style:family="paragraph" style:parent-style-name="Standard">
      <style:text-properties style:font-name="Times New Roman" fo:font-size="14pt" style:text-underline-style="none" fo:font-weight="normal" officeooo:rsid="00367758" officeooo:paragraph-rsid="00367758" style:font-size-asian="12.25pt" style:font-weight-asian="normal" style:font-size-complex="14pt" style:font-weight-complex="normal"/>
    </style:style>
    <style:style style:name="P39" style:family="paragraph" style:parent-style-name="Standard">
      <style:text-properties style:font-name="Times New Roman" fo:font-size="14pt" style:text-underline-style="none" fo:font-weight="normal" officeooo:rsid="0038557f" officeooo:paragraph-rsid="0038557f" style:font-size-asian="12.25pt" style:font-weight-asian="normal" style:font-size-complex="14pt" style:font-weight-complex="normal"/>
    </style:style>
    <style:style style:name="P40" style:family="paragraph" style:parent-style-name="Standard">
      <style:text-properties style:font-name="Times New Roman" fo:font-size="14pt" style:text-underline-style="none" fo:font-weight="normal" officeooo:rsid="0039a851" officeooo:paragraph-rsid="0039a851" style:font-size-asian="12.25pt" style:font-weight-asian="normal" style:font-size-complex="14pt" style:font-weight-complex="normal"/>
    </style:style>
    <style:style style:name="P41" style:family="paragraph" style:parent-style-name="Standard">
      <style:text-properties style:font-name="Times New Roman" fo:font-size="20pt" style:text-underline-style="solid" style:text-underline-width="auto" style:text-underline-color="font-color" fo:font-weight="bold" officeooo:rsid="000c4945" officeooo:paragraph-rsid="000c4945" style:font-size-asian="20pt" style:font-weight-asian="bold" style:font-size-complex="20pt" style:font-weight-complex="bold"/>
    </style:style>
    <style:style style:name="P42" style:family="paragraph" style:parent-style-name="Standard">
      <style:text-properties style:font-name="Times New Roman" fo:font-size="20pt" style:text-underline-style="solid" style:text-underline-width="auto" style:text-underline-color="font-color" fo:font-weight="bold" officeooo:rsid="002e57fc" officeooo:paragraph-rsid="002e57fc" style:font-size-asian="20pt" style:font-weight-asian="bold" style:font-size-complex="20pt" style:font-weight-complex="bold"/>
    </style:style>
    <style:style style:name="P43" style:family="paragraph" style:parent-style-name="Table_20_Contents">
      <style:text-properties style:font-name="Times New Roman" fo:font-size="14pt" style:font-size-asian="14pt" style:font-size-complex="14pt"/>
    </style:style>
    <style:style style:name="P44" style:family="paragraph" style:parent-style-name="Table_20_Contents">
      <style:text-properties style:font-name="Times New Roman" fo:font-size="14pt" officeooo:rsid="001d3ea4" officeooo:paragraph-rsid="001d3ea4" style:font-size-asian="14pt" style:font-size-complex="14pt"/>
    </style:style>
    <style:style style:name="P45" style:family="paragraph" style:parent-style-name="Table_20_Contents">
      <style:text-properties style:font-name="Times New Roman" fo:font-size="14pt" officeooo:rsid="001ea62d" officeooo:paragraph-rsid="001ea62d" style:font-size-asian="14pt" style:font-size-complex="14pt"/>
    </style:style>
    <style:style style:name="P46" style:family="paragraph" style:parent-style-name="Table_20_Contents">
      <style:text-properties style:font-name="Times New Roman" fo:font-size="14pt" officeooo:rsid="00201057" officeooo:paragraph-rsid="00201057" style:font-size-asian="14pt" style:font-size-complex="14pt"/>
    </style:style>
    <style:style style:name="P47" style:family="paragraph" style:parent-style-name="Table_20_Contents">
      <style:text-properties style:font-name="Times New Roman" fo:font-size="14pt" officeooo:rsid="0021be86" officeooo:paragraph-rsid="0021be86" style:font-size-asian="14pt" style:font-size-complex="14pt"/>
    </style:style>
    <style:style style:name="P48" style:family="paragraph" style:parent-style-name="Standard">
      <style:text-properties style:font-name="Times New Roman" fo:font-size="14pt" officeooo:rsid="003fff54" officeooo:paragraph-rsid="003fff54" style:font-size-asian="14pt" style:font-size-complex="14pt"/>
    </style:style>
    <style:style style:name="P49" style:family="paragraph" style:parent-style-name="Standard">
      <style:text-properties style:font-name="Times New Roman" fo:font-size="14pt" style:text-underline-style="none" fo:font-weight="normal" officeooo:rsid="003a055a" officeooo:paragraph-rsid="0039a851" style:font-size-asian="12.25pt" style:font-weight-asian="normal" style:font-size-complex="14pt" style:font-weight-complex="normal"/>
    </style:style>
    <style:style style:name="P50" style:family="paragraph" style:parent-style-name="Standard">
      <style:text-properties style:font-name="Times New Roman" fo:font-size="14pt" style:text-underline-style="none" fo:font-weight="normal" officeooo:rsid="003a055a" officeooo:paragraph-rsid="003a055a" style:font-size-asian="12.25pt" style:font-weight-asian="normal" style:font-size-complex="14pt" style:font-weight-complex="normal"/>
    </style:style>
    <style:style style:name="P51" style:family="paragraph" style:parent-style-name="Standard">
      <style:text-properties style:font-name="Times New Roman" fo:font-size="14pt" style:text-underline-style="none" fo:font-weight="normal" officeooo:rsid="003adee1" officeooo:paragraph-rsid="003adee1" style:font-size-asian="12.25pt" style:font-weight-asian="normal" style:font-size-complex="14pt" style:font-weight-complex="normal"/>
    </style:style>
    <style:style style:name="P52" style:family="paragraph" style:parent-style-name="Standard">
      <style:text-properties fo:color="#0000ff" style:font-name="Times New Roman" fo:font-size="14pt" style:text-underline-style="solid" style:text-underline-width="auto" style:text-underline-color="font-color" fo:font-weight="bold" officeooo:rsid="003adee1" officeooo:paragraph-rsid="003adee1" style:font-size-asian="12.25pt" style:font-weight-asian="bold" style:font-size-complex="14pt" style:font-weight-complex="bold"/>
    </style:style>
    <style:style style:name="P53" style:family="paragraph" style:parent-style-name="Standard">
      <style:text-properties fo:color="#0000ff" style:font-name="Times New Roman" fo:font-size="14pt" style:text-underline-style="none" fo:font-weight="bold" officeooo:rsid="003adee1" officeooo:paragraph-rsid="003adee1" style:font-size-asian="12.25pt" style:font-weight-asian="bold" style:font-size-complex="14pt" style:font-weight-complex="bold"/>
    </style:style>
    <style:style style:name="P54" style:family="paragraph" style:parent-style-name="Standard">
      <style:text-properties fo:color="#0000ff" style:font-name="Times New Roman" fo:font-size="14pt" style:text-underline-style="none" fo:font-weight="bold" officeooo:rsid="003adee1" officeooo:paragraph-rsid="003b881f" style:font-size-asian="12.25pt" style:font-weight-asian="bold" style:font-size-complex="14pt" style:font-weight-complex="bold"/>
    </style:style>
    <style:style style:name="P55" style:family="paragraph" style:parent-style-name="Standard">
      <style:text-properties fo:color="#0000ff" style:font-name="Times New Roman" fo:font-size="14pt" style:text-underline-style="none" fo:font-weight="bold" officeooo:rsid="003adee1" officeooo:paragraph-rsid="003d5909" style:font-size-asian="12.25pt" style:font-weight-asian="bold" style:font-size-complex="14pt" style:font-weight-complex="bold"/>
    </style:style>
    <style:style style:name="P56" style:family="paragraph" style:parent-style-name="Standard">
      <style:text-properties fo:color="#0000ff" style:font-name="Times New Roman" fo:font-size="14pt" style:text-underline-style="none" fo:font-weight="bold" officeooo:rsid="003b881f" officeooo:paragraph-rsid="003b881f" style:font-size-asian="12.25pt" style:font-weight-asian="bold" style:font-size-complex="14pt" style:font-weight-complex="bold"/>
    </style:style>
    <style:style style:name="P57" style:family="paragraph" style:parent-style-name="Standard">
      <style:text-properties fo:color="#0000ff" style:font-name="Times New Roman" fo:font-size="14pt" style:text-underline-style="none" fo:font-weight="bold" officeooo:rsid="003b881f" officeooo:paragraph-rsid="003cc0fc" style:font-size-asian="12.25pt" style:font-weight-asian="bold" style:font-size-complex="14pt" style:font-weight-complex="bold"/>
    </style:style>
    <style:style style:name="P58" style:family="paragraph" style:parent-style-name="Standard">
      <style:text-properties fo:color="#0000ff" style:font-name="Times New Roman" fo:font-size="14pt" style:text-underline-style="none" fo:font-weight="bold" officeooo:rsid="003d5909" officeooo:paragraph-rsid="003d5909" style:font-size-asian="12.25pt" style:font-weight-asian="bold" style:font-size-complex="14pt" style:font-weight-complex="bold"/>
    </style:style>
    <style:style style:name="P59" style:family="paragraph" style:parent-style-name="Standard">
      <style:text-properties fo:color="#0000ff" style:font-name="Times New Roman" fo:font-size="14pt" style:text-underline-style="none" fo:font-weight="bold" officeooo:rsid="003e7e35" officeooo:paragraph-rsid="003e7e35" style:font-size-asian="12.25pt" style:font-weight-asian="bold" style:font-size-complex="14pt" style:font-weight-complex="bold"/>
    </style:style>
    <style:style style:name="P60" style:family="paragraph" style:parent-style-name="Standard">
      <style:text-properties fo:color="#0000ff" style:font-name="Times New Roman" fo:font-size="14pt" style:text-underline-style="none" fo:font-weight="bold" officeooo:rsid="003ed762" officeooo:paragraph-rsid="003ed762" style:font-size-asian="12.25pt" style:font-weight-asian="bold" style:font-size-complex="14pt" style:font-weight-complex="bold"/>
    </style:style>
    <style:style style:name="P61" style:family="paragraph" style:parent-style-name="Standard">
      <style:text-properties fo:color="#0000ff" style:font-name="Times New Roman" fo:font-size="14pt" style:text-underline-style="none" fo:font-weight="bold" officeooo:rsid="003ee72d" officeooo:paragraph-rsid="003ee72d" style:font-size-asian="12.25pt" style:font-weight-asian="bold" style:font-size-complex="14pt" style:font-weight-complex="bold"/>
    </style:style>
    <style:style style:name="T1" style:family="text">
      <style:text-properties officeooo:rsid="000db896"/>
    </style:style>
    <style:style style:name="T2" style:family="text">
      <style:text-properties fo:font-variant="normal" fo:text-transform="none" fo:color="#202122" fo:letter-spacing="normal" fo:font-style="normal" officeooo:rsid="000db896"/>
    </style:style>
    <style:style style:name="T3" style:family="text">
      <style:text-properties fo:font-variant="normal" fo:text-transform="none" fo:color="#202122" fo:letter-spacing="normal" fo:font-style="normal" officeooo:rsid="0014f4d8"/>
    </style:style>
    <style:style style:name="T4" style:family="text">
      <style:text-properties officeooo:rsid="0014f4d8"/>
    </style:style>
    <style:style style:name="T5" style:family="text">
      <style:text-properties officeooo:rsid="000ea106"/>
    </style:style>
    <style:style style:name="T6" style:family="text">
      <style:text-properties officeooo:rsid="0010678f"/>
    </style:style>
    <style:style style:name="T7" style:family="text">
      <style:text-properties officeooo:rsid="001101b0"/>
    </style:style>
    <style:style style:name="T8" style:family="text">
      <style:text-properties officeooo:rsid="0013cd8a"/>
    </style:style>
    <style:style style:name="T9" style:family="text">
      <style:text-properties officeooo:rsid="0012d8b6"/>
    </style:style>
    <style:style style:name="T10" style:family="text">
      <style:text-properties officeooo:rsid="00163ed5"/>
    </style:style>
    <style:style style:name="T11" style:family="text">
      <style:text-properties officeooo:rsid="00180274"/>
    </style:style>
    <style:style style:name="T12" style:family="text">
      <style:text-properties officeooo:rsid="00197426"/>
    </style:style>
    <style:style style:name="T13" style:family="text">
      <style:text-properties officeooo:rsid="0019c552"/>
    </style:style>
    <style:style style:name="T14" style:family="text">
      <style:text-properties officeooo:rsid="001c8cb1"/>
    </style:style>
    <style:style style:name="T15" style:family="text">
      <style:text-properties officeooo:rsid="001ea62d"/>
    </style:style>
    <style:style style:name="T16" style:family="text">
      <style:text-properties officeooo:rsid="0021be86"/>
    </style:style>
    <style:style style:name="T17" style:family="text">
      <style:text-properties officeooo:rsid="0029e9c9"/>
    </style:style>
    <style:style style:name="T18" style:family="text">
      <style:text-properties officeooo:rsid="002a895b"/>
    </style:style>
    <style:style style:name="T19" style:family="text">
      <style:text-properties officeooo:rsid="002f7d77"/>
    </style:style>
    <style:style style:name="T20" style:family="text">
      <style:text-properties officeooo:rsid="00301044"/>
    </style:style>
    <style:style style:name="T21" style:family="text">
      <style:text-properties officeooo:rsid="003100df"/>
    </style:style>
    <style:style style:name="T22" style:family="text">
      <style:text-properties officeooo:rsid="0032d501"/>
    </style:style>
    <style:style style:name="T23" style:family="text">
      <style:text-properties fo:color="#ff0000" officeooo:rsid="0032d501"/>
    </style:style>
    <style:style style:name="T24" style:family="text">
      <style:text-properties officeooo:rsid="003a055a"/>
    </style:style>
    <style:style style:name="T25" style:family="text">
      <style:text-properties officeooo:rsid="003adee1"/>
    </style:style>
    <style:style style:name="T26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Rozdział 3</text:p>
      <text:p text:style-name="P1"/>
      <text:p text:style-name="P24">Pytania sprawdzające:</text:p>
      <text:p text:style-name="P1"/>
      <text:p text:style-name="P1">1)</text:p>
      <text:p text:style-name="P23"><text:span text:style-name="T2">a) </text:span><text:span text:style-name="T3">liczba całkowita – int/unsigned int</text:span></text:p>
      <text:p text:style-name="P1">b) <text:span text:style-name="T4">średnia/ułamek - float</text:span></text:p>
      <text:p text:style-name="P2"><text:span text:style-name="T1">c) </text:span><text:span text:style-name="T5">char</text:span></text:p>
      <text:p text:style-name="P3">d) <text:span text:style-name="T4">int/</text:span>unsigned int</text:p>
      <text:p text:style-name="P3"/>
      <text:p text:style-name="P4"><text:span text:style-name="T5">2)</text:span><text:span text:style-name="T6"> Gdy potrzebne byłoby wprowadzenie liczby dłuższej niż 32767 (int) lub dłuższej niż 65535 (unsigned int). </text:span><text:span text:style-name="T10">Int może mieć różną pojemność w różnych systemach. Gdy użyjemy long mamy pewność, że niezależnie od systemu mamy do dyspozycji co najmniej 32 bity.</text:span></text:p>
      <text:p text:style-name="P5"/>
      <text:p text:style-name="P6">3)</text:p>
      <text:p text:style-name="P9"><text:span text:style-name="T7">a) '\b' </text:span><text:span text:style-name="T8">–</text:span><text:span text:style-name="T7"> </text:span><text:span text:style-name="T10">stała char - </text:span><text:span text:style-name="T8">sekwencja sterująca - </text:span><text:span text:style-name="T7"><text:s/></text:span><text:span text:style-name="T9">znak cofania (backspace)</text:span></text:p>
      <text:p text:style-name="P9"><text:span text:style-name="T7">b) 1066 –</text:span><text:span text:style-name="T8"> </text:span><text:span text:style-name="T10">stała </text:span><text:span text:style-name="T8">int - liczba całkowita 1066</text:span></text:p>
      <text:p text:style-name="P9"><text:span text:style-name="T7">c) 99.44 –</text:span><text:span text:style-name="T8"> </text:span><text:span text:style-name="T10">stała typu double</text:span><text:span text:style-name="T8"> – liczba posiadająca część ułamkową (zmiennoprzecinkowa)</text:span></text:p>
      <text:p text:style-name="P9"><text:span text:style-name="T7">d) 0XAA –</text:span><text:span text:style-name="T8"> </text:span><text:span text:style-name="T10">unsigned int (</text:span><text:span text:style-name="T12">zapis</text:span><text:span text:style-name="T10"> szesnastk</text:span><text:span text:style-name="T12">owy</text:span><text:span text:style-name="T10">)</text:span></text:p>
      <text:p text:style-name="P6">e) 2.0e30 –<text:span text:style-name="T11"> stała typu double</text:span></text:p>
      <text:p text:style-name="P10"/>
      <text:p text:style-name="P11">4)</text:p>
      <text:p text:style-name="P12">#include&lt;stdio.h&gt;</text:p>
      <text:p text:style-name="P12">int main (void)</text:p>
      <text:p text:style-name="P12">{</text:p>
      <text:p text:style-name="P7"><text:span text:style-name="T13">float g, </text:span><text:span text:style-name="T14">h</text:span><text:span text:style-name="T13">;</text:span></text:p>
      <text:p text:style-name="P12">float podatek, stawka;</text:p>
      <text:p text:style-name="P12"/>
      <text:p text:style-name="P13">stawka</text:p>
      <text:p text:style-name="P14">g=1e21</text:p>
      <text:p text:style-name="P14">podatek=stawka*g;</text:p>
      <text:p text:style-name="P15">return 0;</text:p>
      <text:p text:style-name="P15">}</text:p>
      <text:p text:style-name="P15"/>
      <text:p text:style-name="P15">5)</text:p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44">Stała</text:p>
          </table:table-cell>
          <table:table-cell table:style-name="Tabela1.A1" office:value-type="string">
            <text:p text:style-name="P45">Typ</text:p>
          </table:table-cell>
          <table:table-cell table:style-name="Tabela1.C1" office:value-type="string">
            <text:p text:style-name="P45">Specyfikator</text:p>
          </table:table-cell>
        </table:table-row>
        <table:table-row>
          <table:table-cell table:style-name="Tabela1.A2" office:value-type="string">
            <text:p text:style-name="P45">a. 12</text:p>
          </table:table-cell>
          <table:table-cell table:style-name="Tabela1.A2" office:value-type="string">
            <text:p text:style-name="P45">int</text:p>
          </table:table-cell>
          <table:table-cell table:style-name="Tabela1.C2" office:value-type="string">
            <text:p text:style-name="P43">%<text:span text:style-name="T15">d</text:span></text:p>
          </table:table-cell>
        </table:table-row>
        <table:table-row>
          <table:table-cell table:style-name="Tabela1.A2" office:value-type="string">
            <text:p text:style-name="P45">b. 0X3</text:p>
          </table:table-cell>
          <table:table-cell table:style-name="Tabela1.A2" office:value-type="string">
            <text:p text:style-name="P45">unsigned int</text:p>
          </table:table-cell>
          <table:table-cell table:style-name="Tabela1.C2" office:value-type="string">
            <text:p text:style-name="P43">%<text:span text:style-name="T15">x</text:span></text:p>
          </table:table-cell>
        </table:table-row>
        <table:table-row>
          <table:table-cell table:style-name="Tabela1.A2" office:value-type="string">
            <text:p text:style-name="P45">c. 'C'</text:p>
          </table:table-cell>
          <table:table-cell table:style-name="Tabela1.A2" office:value-type="string">
            <text:p text:style-name="P45">char</text:p>
          </table:table-cell>
          <table:table-cell table:style-name="Tabela1.C2" office:value-type="string">
            <text:p text:style-name="P43">%<text:span text:style-name="T15">c</text:span></text:p>
          </table:table-cell>
        </table:table-row>
        <table:table-row>
          <table:table-cell table:style-name="Tabela1.A2" office:value-type="string">
            <text:p text:style-name="P45">d. 2.34E07</text:p>
          </table:table-cell>
          <table:table-cell table:style-name="Tabela1.A2" office:value-type="string">
            <text:p text:style-name="P45">double</text:p>
          </table:table-cell>
          <table:table-cell table:style-name="Tabela1.C2" office:value-type="string">
            <text:p text:style-name="P43">%<text:span text:style-name="T15">e</text:span></text:p>
          </table:table-cell>
        </table:table-row>
        <text:soft-page-break/>
        <table:table-row>
          <table:table-cell table:style-name="Tabela1.A2" office:value-type="string">
            <text:p text:style-name="P45">e. '\040'</text:p>
          </table:table-cell>
          <table:table-cell table:style-name="Tabela1.A2" office:value-type="string">
            <text:p text:style-name="P45">char</text:p>
          </table:table-cell>
          <table:table-cell table:style-name="Tabela1.C2" office:value-type="string">
            <text:p text:style-name="P43">%<text:span text:style-name="T15">c</text:span></text:p>
          </table:table-cell>
        </table:table-row>
        <table:table-row>
          <table:table-cell table:style-name="Tabela1.A2" office:value-type="string">
            <text:p text:style-name="P45">f. 7.0</text:p>
          </table:table-cell>
          <table:table-cell table:style-name="Tabela1.A2" office:value-type="string">
            <text:p text:style-name="P45">double</text:p>
          </table:table-cell>
          <table:table-cell table:style-name="Tabela1.C2" office:value-type="string">
            <text:p text:style-name="P43">%<text:span text:style-name="T15">f</text:span></text:p>
          </table:table-cell>
        </table:table-row>
        <table:table-row>
          <table:table-cell table:style-name="Tabela1.A2" office:value-type="string">
            <text:p text:style-name="P45">g. 6L</text:p>
          </table:table-cell>
          <table:table-cell table:style-name="Tabela1.A2" office:value-type="string">
            <text:p text:style-name="P45">long</text:p>
          </table:table-cell>
          <table:table-cell table:style-name="Tabela1.C2" office:value-type="string">
            <text:p text:style-name="P43">%<text:span text:style-name="T15">ld</text:span></text:p>
          </table:table-cell>
        </table:table-row>
        <table:table-row>
          <table:table-cell table:style-name="Tabela1.A2" office:value-type="string">
            <text:p text:style-name="P45">h. 6.0f</text:p>
          </table:table-cell>
          <table:table-cell table:style-name="Tabela1.A2" office:value-type="string">
            <text:p text:style-name="P45">float</text:p>
          </table:table-cell>
          <table:table-cell table:style-name="Tabela1.C2" office:value-type="string">
            <text:p text:style-name="P43">%<text:span text:style-name="T15">f</text:span></text:p>
          </table:table-cell>
        </table:table-row>
      </table:table>
      <text:p text:style-name="P15"/>
      <text:p text:style-name="P16"/>
      <text:p text:style-name="P16">6)</text:p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p text:style-name="P46">Stała</text:p>
          </table:table-cell>
          <table:table-cell table:style-name="Tabela2.A1" office:value-type="string">
            <text:p text:style-name="P46">Typ</text:p>
          </table:table-cell>
          <table:table-cell table:style-name="Tabela2.C1" office:value-type="string">
            <text:p text:style-name="P46">Specyfikator</text:p>
          </table:table-cell>
        </table:table-row>
        <table:table-row>
          <table:table-cell table:style-name="Tabela2.A2" office:value-type="string">
            <text:p text:style-name="P46">a. 012</text:p>
          </table:table-cell>
          <table:table-cell table:style-name="Tabela2.A2" office:value-type="string">
            <text:p text:style-name="P47">unsigned int</text:p>
          </table:table-cell>
          <table:table-cell table:style-name="Tabela2.C2" office:value-type="string">
            <text:p text:style-name="P43">%<text:span text:style-name="T16">o</text:span></text:p>
          </table:table-cell>
        </table:table-row>
        <table:table-row>
          <table:table-cell table:style-name="Tabela2.A2" office:value-type="string">
            <text:p text:style-name="P46">b. 2.9e05L</text:p>
          </table:table-cell>
          <table:table-cell table:style-name="Tabela2.A2" office:value-type="string">
            <text:p text:style-name="P47">long double</text:p>
          </table:table-cell>
          <table:table-cell table:style-name="Tabela2.C2" office:value-type="string">
            <text:p text:style-name="P43">%<text:span text:style-name="T16">Le</text:span></text:p>
          </table:table-cell>
        </table:table-row>
        <table:table-row>
          <table:table-cell table:style-name="Tabela2.A2" office:value-type="string">
            <text:p text:style-name="P46">c. 's'</text:p>
          </table:table-cell>
          <table:table-cell table:style-name="Tabela2.A2" office:value-type="string">
            <text:p text:style-name="P47">char</text:p>
          </table:table-cell>
          <table:table-cell table:style-name="Tabela2.C2" office:value-type="string">
            <text:p text:style-name="P43">%<text:span text:style-name="T16">c</text:span></text:p>
          </table:table-cell>
        </table:table-row>
        <table:table-row>
          <table:table-cell table:style-name="Tabela2.A2" office:value-type="string">
            <text:p text:style-name="P46">d. 100000</text:p>
          </table:table-cell>
          <table:table-cell table:style-name="Tabela2.A2" office:value-type="string">
            <text:p text:style-name="P47">long</text:p>
          </table:table-cell>
          <table:table-cell table:style-name="Tabela2.C2" office:value-type="string">
            <text:p text:style-name="P43">%<text:span text:style-name="T16">ld</text:span></text:p>
          </table:table-cell>
        </table:table-row>
        <table:table-row>
          <table:table-cell table:style-name="Tabela2.A2" office:value-type="string">
            <text:p text:style-name="P46">e. '\n'</text:p>
          </table:table-cell>
          <table:table-cell table:style-name="Tabela2.A2" office:value-type="string">
            <text:p text:style-name="P47">char</text:p>
          </table:table-cell>
          <table:table-cell table:style-name="Tabela2.C2" office:value-type="string">
            <text:p text:style-name="P43">%<text:span text:style-name="T16">c</text:span></text:p>
          </table:table-cell>
        </table:table-row>
        <table:table-row>
          <table:table-cell table:style-name="Tabela2.A2" office:value-type="string">
            <text:p text:style-name="P46">f. 20.0f</text:p>
          </table:table-cell>
          <table:table-cell table:style-name="Tabela2.A2" office:value-type="string">
            <text:p text:style-name="P47">float</text:p>
          </table:table-cell>
          <table:table-cell table:style-name="Tabela2.C2" office:value-type="string">
            <text:p text:style-name="P43">%<text:span text:style-name="T16">f</text:span></text:p>
          </table:table-cell>
        </table:table-row>
        <table:table-row>
          <table:table-cell table:style-name="Tabela2.A2" office:value-type="string">
            <text:p text:style-name="P46">g. 0x44</text:p>
          </table:table-cell>
          <table:table-cell table:style-name="Tabela2.A2" office:value-type="string">
            <text:p text:style-name="P47">unsigned int</text:p>
          </table:table-cell>
          <table:table-cell table:style-name="Tabela2.C2" office:value-type="string">
            <text:p text:style-name="P43">%<text:span text:style-name="T16">x</text:span></text:p>
          </table:table-cell>
        </table:table-row>
      </table:table>
      <text:p text:style-name="P16"/>
      <text:p text:style-name="P17">7)</text:p>
      <text:p text:style-name="P17">printf("Szanse przeciwko numerowi %d byly jak %ld do 1.\n", encja, inus);</text:p>
      <text:p text:style-name="P17">printf("Liczbe %f oznaczamy symbolem %c.\n", e, symbol);</text:p>
      <text:p text:style-name="P17"/>
      <text:p text:style-name="P18">8)</text:p>
      <text:p text:style-name="P19">ch = '\r';</text:p>
      <text:p text:style-name="P19">ch = 13;</text:p>
      <text:p text:style-name="P19">ch = '\015';</text:p>
      <text:p text:style-name="P19">ch = '\xd';</text:p>
      <text:p text:style-name="P19"/>
      <text:p text:style-name="P20">9)</text:p>
      <text:p text:style-name="P20">#include&lt;stdio.h&gt;;</text:p>
      <text:p text:style-name="P8"><text:span text:style-name="T17">int main (void); /* ten program </text:span><text:span text:style-name="T18">jest bezbledny </text:span><text:span text:style-name="T17">*/</text:span></text:p>
      <text:p text:style-name="P20">{</text:p>
      <text:p text:style-name="P21">int krowy, nogi;</text:p>
      <text:p text:style-name="P21">printf("Ile krowich nog naliczyles?\n");</text:p>
      <text:p text:style-name="P21">scanf("%d"; &amp;nogi);</text:p>
      <text:p text:style-name="P21">krowy = nogi/4;</text:p>
      <text:p text:style-name="P21">printf("Wyglada na to, ze masz %d krow.\n", krowy);</text:p>
      <text:p text:style-name="P21">return 0;</text:p>
      <text:p text:style-name="P21">}</text:p>
      <text:p text:style-name="P20"/>
      <text:p text:style-name="P22">10)</text:p>
      <text:p text:style-name="P22">a. <text:s/>\n <text:s/>znak nowej linii</text:p>
      <text:p text:style-name="P22">b. <text:s/>\\ <text:s/>backslash/lewy ukośnik</text:p>
      <text:p text:style-name="P22"><text:soft-page-break/>c. <text:s/>\" <text:s/>cudzysłów</text:p>
      <text:p text:style-name="P22">d. <text:s/>\t <text:s/>tabulator</text:p>
      <text:p text:style-name="P22"/>
      <text:p text:style-name="P22"/>
      <text:p text:style-name="P48"><text:span text:style-name="T26"/></text:p>
      <text:p text:style-name="P48"/>
      <text:p text:style-name="P48"/>
      <text:p text:style-name="P22"/>
      <text:p text:style-name="P22"/>
      <text:p text:style-name="P42">Rozdział 4</text:p>
      <text:p text:style-name="P25"/>
      <text:p text:style-name="P26">Pytania sprawdzające:</text:p>
      <text:p text:style-name="P27"/>
      <text:p text:style-name="P27">1)</text:p>
      <text:p text:style-name="P28"><text:span text:style-name="T19">Program nie wyświetli nazwiska </text:span><text:span text:style-name="T20">i nie przeliczy gestosci.</text:span></text:p>
      <text:p text:style-name="P31"/>
      <text:p text:style-name="P32">2)</text:p>
      <text:p text:style-name="P32">a) Sprzedal obraz za 234.50 zl.</text:p>
      <text:p text:style-name="P32">b) Czesc!</text:p>
      <text:p text:style-name="P32">c) <text:s/>Jego Hamlet byl zabawny, ale nie trywialny.</text:p>
      <text:p text:style-name="P29"><text:span text:style-name="T21">d) </text:span><text:span text:style-name="T20">Sklada sie z 43 znakow.</text:span></text:p>
      <text:p text:style-name="P29"><text:span text:style-name="T21">e</text:span><text:span text:style-name="T20">) Czy 1.20e+003 to tyle, co 1201.00?</text:span></text:p>
      <text:p text:style-name="P32"/>
      <text:p text:style-name="P32">3)</text:p>
      <text:p text:style-name="P30"><text:span text:style-name="T22">trzeba użyć </text:span><text:span text:style-name="T23">\"</text:span></text:p>
      <text:p text:style-name="P30"><text:span text:style-name="T22">#define Q "</text:span><text:span text:style-name="T23">\"</text:span><text:span text:style-name="T22">Jego Hamlet byl zabawny, ale nie trywialne.</text:span><text:span text:style-name="T23">\"</text:span><text:span text:style-name="T22">"</text:span></text:p>
      <text:p text:style-name="P33"/>
      <text:p text:style-name="P33">4)</text:p>
      <text:p text:style-name="P34">#include&lt;stdio.h&gt;</text:p>
      <text:p text:style-name="P34">#define P "pech"</text:p>
      <text:p text:style-name="P34">#define X 10</text:p>
      <text:p text:style-name="P34">int main (void)</text:p>
      <text:p text:style-name="P34">{</text:p>
      <text:p text:style-name="P34">int wiek;</text:p>
      <text:p text:style-name="P34">int xp;</text:p>
      <text:p text:style-name="P34">char imie[40];</text:p>
      <text:p text:style-name="P34"/>
      <text:p text:style-name="P34">printf("Podaj swoje imie.\n);</text:p>
      <text:p text:style-name="P34">scanf("%s", imie);</text:p>
      <text:p text:style-name="P34">printf("W porzadku, %s, ile masz lat?\n", imie);</text:p>
      <text:p text:style-name="P34">scanf("%d", &amp;wiek);</text:p>
      <text:p text:style-name="P34">xp = wiek + X;</text:p>
      <text:p text:style-name="P34">printf("A to %s! Musisz miec co najmniej %d lat.\n", P, <text:s/>xp);</text:p>
      <text:p text:style-name="P34">return(0);</text:p>
      <text:p text:style-name="P34"><text:soft-page-break/>}</text:p>
      <text:p text:style-name="P34"/>
      <text:p text:style-name="P35">5)</text:p>
      <text:p text:style-name="P35">#include&lt;stdio.h&gt;</text:p>
      <text:p text:style-name="P35">#define KSIAZKA "Wojna i pokoj"</text:p>
      <text:p text:style-name="P35"/>
      <text:p text:style-name="P35">int main (void)</text:p>
      <text:p text:style-name="P35">{</text:p>
      <text:p text:style-name="P35">float cena = 41.99;</text:p>
      <text:p text:style-name="P35">float procent = 80;</text:p>
      <text:p text:style-name="P35"/>
      <text:p text:style-name="P35">printf("Cena hurtowa tego egzemplarza ksiazki \"%s\" wynosi %0.2f zl.\n", KSIAZKA, cena);</text:p>
      <text:p text:style-name="P35">printf("Jest to %0.0f%% ceny koncowej.\n", procent);</text:p>
      <text:p text:style-name="P35"/>
      <text:p text:style-name="P35">return(0);</text:p>
      <text:p text:style-name="P35">}</text:p>
      <text:p text:style-name="P35"/>
      <text:p text:style-name="P36">6)</text:p>
      <text:p text:style-name="P36">a. %d</text:p>
      <text:p text:style-name="P36">b. %4X</text:p>
      <text:p text:style-name="P36">c. %10.3f</text:p>
      <text:p text:style-name="P36">d. %12.2e</text:p>
      <text:p text:style-name="P36">e. %-30s</text:p>
      <text:p text:style-name="P36"/>
      <text:p text:style-name="P36">7)</text:p>
      <text:p text:style-name="P36">a. %15lu</text:p>
      <text:p text:style-name="P36">b. %#4x</text:p>
      <text:p text:style-name="P36">c. %-12.2E</text:p>
      <text:p text:style-name="P36">d. %+10.3f</text:p>
      <text:p text:style-name="P36">e. %8.8s</text:p>
      <text:p text:style-name="P36"/>
      <text:p text:style-name="P36">8)</text:p>
      <text:p text:style-name="P37">a. %6.4d</text:p>
      <text:p text:style-name="P37">b. %*o</text:p>
      <text:p text:style-name="P37">c. %2c</text:p>
      <text:p text:style-name="P37">d. %+0.2f</text:p>
      <text:p text:style-name="P37">e. %-7.5s</text:p>
      <text:p text:style-name="P37"/>
      <text:p text:style-name="P38">9)</text:p>
      <text:p text:style-name="P38">a. </text:p>
      <text:p text:style-name="P38">int liczba;</text:p>
      <text:p text:style-name="P38">scanf("%d", &amp;liczba);</text:p>
      <text:p text:style-name="P38">b.</text:p>
      <text:p text:style-name="P38">float a, b;</text:p>
      <text:p text:style-name="P38"><text:soft-page-break/>scanf("%f i %f ", &amp;a, &amp;b);</text:p>
      <text:p text:style-name="P38">c.</text:p>
      <text:p text:style-name="P39">char nazwa[15];</text:p>
      <text:p text:style-name="P39">scanf("%s", nazwa);</text:p>
      <text:p text:style-name="P38">d.</text:p>
      <text:p text:style-name="P39">char paragraf[30];</text:p>
      <text:p text:style-name="P39">scanf("%s", paragraf);</text:p>
      <text:p text:style-name="P38">e.</text:p>
      <text:p text:style-name="P39">int numer;</text:p>
      <text:p text:style-name="P39">scanf("%d", numer);</text:p>
      <text:p text:style-name="P39"/>
      <text:p text:style-name="P40">10)</text:p>
      <text:p text:style-name="P40"><text:span text:style-name="T25">Z</text:span>nak niedrukowany (ang. whitespace)-odstęp, tabulator <text:span text:style-name="T24">lub znak nowej linii.</text:span></text:p>
      <text:p text:style-name="P49"/>
      <text:p text:style-name="P50">11)</text:p>
      <text:p text:style-name="P51">Program zamieni wszystkie nawiasy ( ) na klamry { }.</text:p>
      <text:p text:style-name="P51"/>
      <text:p text:style-name="P52">Ćwiczenia:</text:p>
      <text:p text:style-name="P53"/>
      <text:p text:style-name="P54">1)</text:p>
      <text:p text:style-name="P54"/>
      <text:p text:style-name="P56">#include &lt;stdio.h&gt;</text:p>
      <text:p text:style-name="P56"/>
      <text:p text:style-name="P56">int main(void)</text:p>
      <text:p text:style-name="P56">{</text:p>
      <text:p text:style-name="P56"><text:s text:c="4"/>char imie[20];</text:p>
      <text:p text:style-name="P56"><text:s text:c="4"/>char nazwisko[20];</text:p>
      <text:p text:style-name="P56"/>
      <text:p text:style-name="P56"><text:s text:c="4"/>printf("Jak sie masz na imie?\n");</text:p>
      <text:p text:style-name="P56"><text:s text:c="4"/>scanf("%s", imie);</text:p>
      <text:p text:style-name="P56"><text:s text:c="4"/>printf("Jak masz na nazwisko?\n");</text:p>
      <text:p text:style-name="P56"><text:s text:c="4"/>scanf("%s", nazwisko);</text:p>
      <text:p text:style-name="P56"><text:s text:c="4"/>printf ("A wiec nazywasz sie %s, a Twoje imie to %s\n", nazwisko, imie);</text:p>
      <text:p text:style-name="P56"><text:s text:c="4"/>return 0;</text:p>
      <text:p text:style-name="P56">}</text:p>
      <text:p text:style-name="P56"/>
      <text:p text:style-name="P57">2)</text:p>
      <text:p text:style-name="P57"/>
      <text:p text:style-name="P58">#include &lt;stdio.h&gt;</text:p>
      <text:p text:style-name="P58">#include &lt;string.h&gt;</text:p>
      <text:p text:style-name="P58"/>
      <text:p text:style-name="P58">#define IMIE 20</text:p>
      <text:p text:style-name="P58"/>
      <text:p text:style-name="P58">int main(void)</text:p>
      <text:p text:style-name="P58">{</text:p>
      <text:p text:style-name="P58"><text:soft-page-break/><text:s text:c="2"/>char imie[IMIE];</text:p>
      <text:p text:style-name="P58"/>
      <text:p text:style-name="P58"><text:s text:c="2"/>printf("Jak masz na imie?\n");</text:p>
      <text:p text:style-name="P58"><text:s text:c="2"/>scanf("%s", imie);</text:p>
      <text:p text:style-name="P58"/>
      <text:p text:style-name="P58"><text:s text:c="2"/>printf("\"%s\"\n", imie);</text:p>
      <text:p text:style-name="P58"><text:s text:c="2"/>printf("\"%20s\"\n", imie);</text:p>
      <text:p text:style-name="P58"><text:s text:c="2"/>printf("\"%-20s\"\n", imie);</text:p>
      <text:p text:style-name="P58"><text:s text:c="2"/>printf("%*s\n",strlen(imie)+3, imie);</text:p>
      <text:p text:style-name="P58"/>
      <text:p text:style-name="P58"><text:s text:c="2"/>return 0;</text:p>
      <text:p text:style-name="P55"><text:s/></text:p>
      <text:p text:style-name="P55"/>
      <text:p text:style-name="P59">3)</text:p>
      <text:p text:style-name="P59"/>
      <text:p text:style-name="P59">#include &lt;stdio.h&gt;</text:p>
      <text:p text:style-name="P59"/>
      <text:p text:style-name="P59"/>
      <text:p text:style-name="P59">int main(void)</text:p>
      <text:p text:style-name="P59">{</text:p>
      <text:p text:style-name="P59"><text:s text:c="2"/>float A, B;</text:p>
      <text:p text:style-name="P59"><text:s text:c="2"/>A=21.3;</text:p>
      <text:p text:style-name="P59"><text:s text:c="2"/>B=21.29;</text:p>
      <text:p text:style-name="P59"/>
      <text:p text:style-name="P59"/>
      <text:p text:style-name="P59"><text:s text:c="2"/>printf("Wpisano liczbe %.1f lub %.1e\n", A, A);</text:p>
      <text:p text:style-name="P59"><text:s text:c="2"/>printf("Wpisano liczbe %+.3f lub %.3E\n", B, B);</text:p>
      <text:p text:style-name="P59"/>
      <text:p text:style-name="P59"><text:s text:c="2"/>return 0;</text:p>
      <text:p text:style-name="P59">}</text:p>
      <text:p text:style-name="P59"/>
      <text:p text:style-name="P60">4)</text:p>
      <text:p text:style-name="P60"/>
      <text:p text:style-name="P60">#include &lt;stdio.h&gt;</text:p>
      <text:p text:style-name="P60"/>
      <text:p text:style-name="P60">int main(void)</text:p>
      <text:p text:style-name="P60">{</text:p>
      <text:p text:style-name="P60"><text:s text:c="2"/>char imie[15];</text:p>
      <text:p text:style-name="P60"><text:s text:c="2"/>int wzrost;</text:p>
      <text:p text:style-name="P60"/>
      <text:p text:style-name="P60"><text:s text:c="2"/>printf("Ile masz wzrostu (podaj wartosc w cm)?\n");</text:p>
      <text:p text:style-name="P60"><text:s text:c="2"/>scanf("%d", &amp;wzrost);</text:p>
      <text:p text:style-name="P60"><text:s text:c="2"/>printf("Jak masz na imie?\n");</text:p>
      <text:p text:style-name="P60"><text:s text:c="2"/>scanf("%s", imie);</text:p>
      <text:p text:style-name="P60"><text:s text:c="2"/>printf("%s, masz %.2f metra wzrostu.\n", imie, wzrost/100.0);</text:p>
      <text:p text:style-name="P60"><text:soft-page-break/></text:p>
      <text:p text:style-name="P60"><text:s text:c="2"/>return 0;</text:p>
      <text:p text:style-name="P60">}</text:p>
      <text:p text:style-name="P60"/>
      <text:p text:style-name="P61">5)</text:p>
      <text:p text:style-name="P61"/>
      <text:p text:style-name="P61">#include &lt;stdio.h&gt;</text:p>
      <text:p text:style-name="P61">#include &lt;string.h&gt;</text:p>
      <text:p text:style-name="P61"/>
      <text:p text:style-name="P61">int main(void)</text:p>
      <text:p text:style-name="P61">{</text:p>
      <text:p text:style-name="P61"><text:s text:c="2"/>char imie[20];</text:p>
      <text:p text:style-name="P61"><text:s text:c="2"/>char nazwisko[20];</text:p>
      <text:p text:style-name="P61"/>
      <text:p text:style-name="P61"><text:s text:c="2"/>printf("Jak masz na imie? Jak masz na nazwisko?\n");</text:p>
      <text:p text:style-name="P61"><text:s text:c="2"/>scanf("%s %s", imie, nazwisko);</text:p>
      <text:p text:style-name="P61"/>
      <text:p text:style-name="P61"><text:s text:c="2"/>printf("%s %s\n",imie, nazwisko);</text:p>
      <text:p text:style-name="P61"><text:s text:c="2"/>printf("%*d %*d\n", strlen(imie), strlen(imie), strlen(nazwisko),strlen(nazwisko));</text:p>
      <text:p text:style-name="P61"/>
      <text:p text:style-name="P61"><text:s text:c="2"/>printf("%s %s\n",imie, nazwisko);</text:p>
      <text:p text:style-name="P61"><text:s text:c="2"/>printf("%-*d %-*d\n", strlen(imie), strlen(imie), strlen(nazwisko),strlen(nazwisko));</text:p>
      <text:p text:style-name="P61"/>
      <text:p text:style-name="P61"/>
      <text:p text:style-name="P61"><text:s text:c="2"/>return 0;</text:p>
      <text:p text:style-name="P6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20M9S</meta:editing-duration>
    <meta:editing-cycles>46</meta:editing-cycles>
    <meta:generator>LibreOffice/3.6$Windows_x86 LibreOffice_project/58f22d5-270d05a-e2abed1-ea17a85-9b5702</meta:generator>
    <dc:date>2021-11-13T08:13:13.48</dc:date>
    <meta:document-statistic meta:table-count="2" meta:image-count="0" meta:object-count="0" meta:page-count="7" meta:paragraph-count="249" meta:word-count="684" meta:character-count="4280" meta:non-whitespace-character-count="3737"/>
    <meta:user-defined meta:name="Info 1"/>
    <meta:user-defined meta:name="Info 2"/>
    <meta:user-defined meta:name="Info 3"/>
    <meta:user-defined meta:name="Info 4"/>
  </office:meta>
</office:document-meta>
</file>